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63BF812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hree2-title">
      <style:graphic-properties draw:auto-grow-height="true" fo:min-height="3.506cm"/>
    </style:style>
    <style:style style:name="pr2" style:family="presentation" style:parent-style-name="vihree2-outline1">
      <style:graphic-properties draw:auto-grow-height="true" fo:min-height="13.859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notes">
      <style:graphic-properties draw:fill-color="#ffffff" fo:min-height="13.364cm"/>
    </style:style>
    <style:style style:name="P1" style:family="paragraph">
      <style:paragraph-properties fo:margin-left="0.6cm" fo:margin-right="0cm" fo:text-indent="-0.6cm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vihree2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Quiz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使用学习过的数学函数，写出一个可以随机生成1~19整数的程序。</text:p>
              </text:list-item>
              <text:list-item>
                <text:p>程序每次输出一个整数x，x&gt;=1且x&lt;19</text:p>
              </text:list-item>
              <text:list-item>
                <text:p>提示</text:p>
                <text:list>
                  <text:list-item>
                    <text:p>随机产生数字</text:p>
                  </text:list-item>
                  <text:list-item>
                    <text:p>对数字处理</text:p>
                  </text:list-item>
                  <text:list-item>
                    <text:p>取整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解答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NT(RND(0) * 18) + 1</text:p>
                <text:list>
                  <text:list-item>
                    <text:p>RND(0)产生x，x &gt;= 0且x &lt; 1</text:p>
                  </text:list-item>
                  <text:list-item>
                    <text:p>X * 18后变为x &gt;= 0 且x &lt; 18</text:p>
                  </text:list-item>
                  <text:list-item>
                    <text:p>最后+1变为x &gt;= 1且x &lt;1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399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5.999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399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799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vihree_25_20tähti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hree2-title">
      <style:graphic-properties draw:fill-color="#ffffff" draw:auto-grow-height="false" fo:min-height="3.507cm"/>
    </style:style>
    <style:style style:name="Mpr5" style:family="presentation" style:parent-style-name="vihree2-outline1">
      <style:graphic-properties draw:fill-color="#ffffff" draw:auto-grow-height="false" fo:min-height="13.86cm"/>
    </style:style>
    <style:style style:name="Mpr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3"><presentation:footer/></text:span></text:p>
        </draw:text-box>
      </draw:frame>
      <draw:frame presentation:style-name="Mpr6" draw:text-style-name="MP16" draw:layer="backgroundobjects" svg:width="1.5cm" svg:height="1cm" svg:x="25.5cm" svg:y="19.5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14" draw:layer="backgroundobjects" svg:width="9.108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108cm" svg:height="1.484cm" svg:x="11.88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108cm" svg:height="1.484cm" svg:x="0cm" svg:y="28.216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108cm" svg:height="1.484cm" svg:x="11.88cm" svg:y="28.216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hardma </meta:initial-creator>
    <meta:creation-date>2012-03-16T09:02:30</meta:creation-date>
    <meta:editing-duration>PT7M44S</meta:editing-duration>
    <meta:editing-cycles>11</meta:editing-cycles>
    <dc:date>2012-03-30T14:58:38</dc:date>
    <dc:creator>richardma </dc:creator>
    <meta:generator>LibreOffice/3.5$Linux_x86 LibreOffice_project/350m1$Build-102</meta:generator>
    <meta:document-statistic meta:object-count="40"/>
  </office:meta>
</office:document-meta>
</file>